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edClosure.getInstance( Closure closure1 , Closure closure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hainedClosure.execute( Object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inedClosure.getClos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losure.ChainedClosure( Closure [ ] clos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inedClosure.getInstance( Collection closu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ainedClosure.getInstance( Closure [ ] closu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